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256cm"/>
    </style:style>
    <style:style style:name="co6" style:family="table-column">
      <style:table-column-properties fo:break-before="auto" style:column-width="0.857cm"/>
    </style:style>
    <style:style style:name="co7" style:family="table-column">
      <style:table-column-properties fo:break-before="auto" style:column-width="1.48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99ffff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16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8" style:family="table-cell" style:parent-style-name="Default" style:data-style-name="N0">
      <style:table-cell-properties fo:background-color="#ff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ddddd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5" table:default-cell-style-name="ce19"/>
        <table:table-column table:style-name="co6" table:default-cell-style-name="ce4"/>
        <table:table-column table:style-name="co7" table:default-cell-style-name="ce3"/>
        <table:table-row table:style-name="ro1">
          <table:table-cell table:style-name="ce2" table:number-columns-repeated="3"/>
          <table:table-cell table:style-name="ce5" office:value-type="string" calcext:value-type="string">
            <text:p>2019</text:p>
          </table:table-cell>
          <table:table-cell table:style-name="ce15" office:value-type="string" calcext:value-type="string">
            <text:p>2020</text:p>
          </table:table-cell>
          <table:table-cell table:style-name="Default"/>
          <table:table-cell table:style-name="ce2"/>
        </table:table-row>
        <table:table-row table:style-name="ro1">
          <table:table-cell table:style-name="ce2" table:number-columns-repeated="3"/>
          <table:table-cell table:style-name="ce6" office:value-type="string" calcext:value-type="string">
            <text:p>11/27</text:p>
          </table:table-cell>
          <table:table-cell table:style-name="ce16" office:value-type="string" calcext:value-type="string">
            <text:p>11/19</text:p>
          </table:table-cell>
          <table:table-cell table:style-name="ce8"/>
          <table:table-cell table:style-name="ce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office:value-type="string" calcext:value-type="string">
            <text:p>計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/>
          <table:table-cell table:formula="of:=SUM([.D4:.E4]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formula="of:=SUM([.D5:.E5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2"/>
          <table:table-cell/>
          <table:table-cell table:style-name="ce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/>
          <table:table-cell/>
          <table:table-cell table:formula="of:=SUM([.D7:.E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/>
          <table:table-cell table:formula="of:=SUM([.D8:.E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/>
          <table:table-cell table:formula="of:=SUM([.D9:.E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/>
          <table:table-cell table:formula="of:=SUM([.D10:.E10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2"/>
          <table:table-cell/>
          <table:table-cell table:style-name="ce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formula="of:=SUM([.D12:.E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formula="of:=SUM([.D13:.E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/>
          <table:table-cell table:formula="of:=SUM([.D14:.E14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2"/>
          <table:table-cell/>
          <table:table-cell table:style-name="ce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SUM([.D16:.E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7:.E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18:.E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D19:.E19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2"/>
          <table:table-cell/>
          <table:table-cell table:style-name="ce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SUM([.D21:.E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2:.E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3:.E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D24:.E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D25:.E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D26:.E26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2"/>
          <table:table-cell/>
          <table:table-cell table:style-name="ce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D28:.E28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2"/>
          <table:table-cell/>
          <table:table-cell table:style-name="ce4"/>
        </table:table-row>
        <table:table-row table:style-name="ro1">
          <table:table-cell table:style-name="Default" table:number-columns-repeated="2"/>
          <table:table-cell office:value-type="string" calcext:value-type="string">
            <text:p>計</text:p>
          </table:table-cell>
          <table:table-cell table:formula="of:=SUM([.D4:.D29])" office:value-type="float" office:value="10" calcext:value-type="float">
            <text:p>10</text:p>
          </table:table-cell>
          <table:table-cell table:style-name="ce7" table:formula="of:=SUM([.E4:.E29])" office:value-type="float" office:value="10" calcext:value-type="float">
            <text:p>10</text:p>
          </table:table-cell>
          <table:table-cell table:style-name="ce9"/>
          <table:table-cell table:formula="of:=SUM([.G4:.G29])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00/00/00</text:date>, <text:time style:data-style-name="N2" text:time-value="17:18:26.60316678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8T18:53:02.792479991</dc:date>
    <meta:editing-duration>PT2H1M35S</meta:editing-duration>
    <meta:editing-cycles>13</meta:editing-cycles>
    <meta:generator>LibreOffice/6.4.6.2$Linux_X86_64 LibreOffice_project/40$Build-2</meta:generator>
    <meta:document-statistic meta:table-count="1" meta:cell-count="132" meta:object-count="0"/>
  </office:meta>
</office:document-meta>
</file>